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Error threshold</text:p>
          </table:table-cell>
          <table:table-cell office:value-type="string" calcext:value-type="string">
            <text:p>de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lope</text:p>
          </table:table-cell>
          <table:table-cell table:formula="of:=SLOPE([.D6:.D7];[.D3:.D4])" office:value-type="float" office:value="0.00923076923076923" calcext:value-type="float">
            <text:p>0.009230769230769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rror deadband</text:p>
          </table:table-cell>
          <table:table-cell office:value-type="string" calcext:value-type="string">
            <text:p>de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tercept</text:p>
          </table:table-cell>
          <table:table-cell table:formula="of:=INTERCEPT([.D6:.D7];[.D3:.D4])" office:value-type="float" office:value="0.0307692307692308" calcext:value-type="float">
            <text:p>0.0307692307692308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 threshold</text:p>
          </table:table-cell>
          <table:table-cell office:value-type="string" calcext:value-type="string">
            <text:p>mot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 deadband</text:p>
          </table:table-cell>
          <table:table-cell office:value-type="string" calcext:value-type="string">
            <text:p>mot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output</text:p>
          </table:table-cell>
          <table:table-cell table:formula="of:=[.G8]*[.G3]+[.G4]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 outpu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ravity constant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Error threshold</text:p>
          </table:table-cell>
          <table:table-cell office:value-type="string" calcext:value-type="string">
            <text:p>deg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slope</text:p>
          </table:table-cell>
          <table:table-cell table:formula="of:=SLOPE([.D18:.D19];[.D15:.D16])" office:value-type="float" office:value="0.00923076923076923" calcext:value-type="float">
            <text:p>0.00923076923076923</text:p>
          </table:table-cell>
          <table:table-cell table:formula="of:=[.G3]-[.G1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ror deadband</text:p>
          </table:table-cell>
          <table:table-cell office:value-type="string" calcext:value-type="string">
            <text:p>de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tercept</text:p>
          </table:table-cell>
          <table:table-cell table:formula="of:=INTERCEPT([.D18:.D19];[.D15:.D16])" office:value-type="float" office:value="0.0307692307692307" calcext:value-type="float">
            <text:p>0.0307692307692307</text:p>
          </table:table-cell>
          <table:table-cell table:formula="of:=[.G4]-[.G16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 threshold</text:p>
          </table:table-cell>
          <table:table-cell office:value-type="string" calcext:value-type="string">
            <text:p>mo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 deadband</text:p>
          </table:table-cell>
          <table:table-cell office:value-type="string" calcext:value-type="string">
            <text:p>mot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output</text:p>
          </table:table-cell>
          <table:table-cell table:formula="of:=[.G20]*[.G15]+[.G16]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 outpu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ravity constant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21:58:18.474000000</meta:creation-date>
    <dc:date>2024-03-04T22:24:26.787000000</dc:date>
    <meta:editing-duration>PT26M10S</meta:editing-duration>
    <meta:editing-cycles>1</meta:editing-cycles>
    <meta:document-statistic meta:table-count="1" meta:cell-count="50" meta:object-count="0"/>
    <meta:generator>LibreOffice/7.5.4.2$Windows_X86_64 LibreOffice_project/36ccfdc35048b057fd9854c757a8b67ec53977b6</meta:generator>
  </office:meta>
</office:document-meta>
</file>